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CASTRO VELASQUEZ, ELIZABETH KARINA</text:span></text:p>
      <text:p text:style-name="P3"><text:span text:style-name="T6">CANT. TOTAL DE CAJAS: 5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5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PISCO</text:span></text:p>
      <text:p text:style-name="P6"/>
      <text:p text:style-name="P6">Recojo: <text:span text:style-name="T3">CASTRO VELASQUEZ, ELIZABETH KARIN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2:07:18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